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ögliche Fremdobjekte: </text:p>
      <text:p text:style-name="Standard">Sandkörner, Zuckerkristall, Späne,</text:p>
      <text:p text:style-name="Standard">--- Klumpen aus Näpfen (Intakt und Fehlerhaft)</text:p>
      <text:p text:style-name="Standard"/>
      <text:p text:style-name="Standard">Good Cup – Bad Cup</text:p>
      <text:p text:style-name="Standard"/>
      <text:p text:style-name="Standard">Prototyp Anforderungen: </text:p>
      <text:p text:style-name="Standard"/>
      <text:p text:style-name="Standard">-Runde Objekte</text:p>
      <text:p text:style-name="Standard">-Objekte bewegen können</text:p>
      <text:p text:style-name="Standard">-Objekte interagieren miteinander</text:p>
      <text:p text:style-name="Standard">-Lebensabzug bei Fehler</text:p>
      <text:p text:style-name="Standard">-(Zeitanzeige/Highscore)</text:p>
      <text:p text:style-name="Standard">-Zu Testzwecken alle 3(?) Wellen schwieriger</text:p>
      <text:p text:style-name="Standard"/>
      <text:p text:style-name="Standard"/>
      <text:p text:style-name="Standard"/>
      <text:p text:style-name="Standard"/>
      <text:p text:style-name="Standard">Powerup:</text:p>
      <text:p text:style-name="Standard">-Extraleben, auch über Maximum hinaus.</text:p>
      <text:p text:style-name="Standard">-Band verlangsamen</text:p>
      <text:p text:style-name="Standard">-Unverwundbarkeit (auch intakte Näpfe dürfen für eine gewisse Zeit fallen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7S</meta:editing-duration>
    <meta:editing-cycles>4</meta:editing-cycles>
    <meta:generator>OpenOffice/4.1.1$Win32 OpenOffice.org_project/411m6$Build-9775</meta:generator>
    <dc:date>2016-01-19T13:52:41.39</dc:date>
    <meta:document-statistic meta:table-count="0" meta:image-count="0" meta:object-count="0" meta:page-count="1" meta:paragraph-count="15" meta:word-count="55" meta:character-count="444"/>
    <meta:user-defined meta:name="Info 1"/>
    <meta:user-defined meta:name="Info 2"/>
    <meta:user-defined meta:name="Info 3"/>
    <meta:user-defined meta:name="Info 4"/>
  </office:meta>
</office:document-meta>
</file>